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0f202"/>
    </style:style>
    <style:style style:name="P2" style:family="paragraph" style:parent-style-name="Heading_20_3">
      <style:text-properties officeooo:paragraph-rsid="0000f202"/>
    </style:style>
    <style:style style:name="P3" style:family="paragraph" style:parent-style-name="Heading_20_3">
      <style:text-properties officeooo:paragraph-rsid="0004330b"/>
    </style:style>
    <style:style style:name="P4" style:family="paragraph" style:parent-style-name="Horizontal_20_Line">
      <style:text-properties officeooo:paragraph-rsid="0004330b"/>
    </style:style>
    <style:style style:name="P5" style:family="paragraph" style:parent-style-name="Text_20_body">
      <style:text-properties officeooo:paragraph-rsid="0004330b"/>
    </style:style>
    <style:style style:name="P6" style:family="paragraph" style:parent-style-name="Heading_20_3">
      <style:paragraph-properties fo:text-align="center" style:justify-single-word="false"/>
    </style:style>
    <style:style style:name="P7" style:family="paragraph" style:parent-style-name="Heading_20_4">
      <style:paragraph-properties fo:text-align="center"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061170"/>
    </style:style>
    <style:style style:name="P10" style:family="paragraph" style:parent-style-name="Standard">
      <style:text-properties fo:font-size="14pt" style:font-size-asian="14pt" style:font-size-complex="14pt"/>
    </style:style>
    <style:style style:name="P11" style:family="paragraph" style:parent-style-name="Text_20_body" style:list-style-name="L1">
      <style:paragraph-properties fo:text-align="center" style:justify-single-word="false"/>
      <style:text-properties officeooo:paragraph-rsid="00061170"/>
    </style:style>
    <style:style style:name="P12" style:family="paragraph" style:parent-style-name="Text_20_body" style:list-style-name="L1">
      <style:paragraph-properties fo:text-align="center" style:justify-single-word="false"/>
    </style:style>
    <style:style style:name="P13" style:family="paragraph" style:parent-style-name="Text_20_body" style:list-style-name="L2">
      <style:paragraph-properties fo:margin-top="0in" fo:margin-bottom="0in" style:contextual-spacing="false" fo:text-align="center" style:justify-single-word="false"/>
    </style:style>
    <style:style style:name="P14" style:family="paragraph" style:parent-style-name="Text_20_body" style:list-style-name="L2">
      <style:paragraph-properties fo:text-align="center" style:justify-single-word="false"/>
      <style:text-properties officeooo:paragraph-rsid="00061170"/>
    </style:style>
    <style:style style:name="P15" style:family="paragraph" style:parent-style-name="Text_20_body" style:list-style-name="L1">
      <style:paragraph-properties fo:text-align="center" style:justify-single-word="false"/>
      <style:text-properties officeooo:rsid="00061170" officeooo:paragraph-rsid="00061170"/>
    </style:style>
    <style:style style:name="P16" style:family="paragraph" style:parent-style-name="Text_20_body" style:list-style-name="L3"/>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4">
      <style:paragraph-properties fo:margin-top="0in" fo:margin-bottom="0in" style:contextual-spacing="false"/>
      <style:text-properties officeooo:rsid="00037e76" officeooo:paragraph-rsid="00037e76"/>
    </style:style>
    <style:style style:name="P21" style:family="paragraph" style:parent-style-name="Text_20_body" style:list-style-name="L5"/>
    <style:style style:name="P22" style:family="paragraph" style:parent-style-name="Text_20_body" style:list-style-name="L5">
      <style:paragraph-properties fo:margin-top="0in" fo:margin-bottom="0in" style:contextual-spacing="false"/>
    </style:style>
    <style:style style:name="P23" style:family="paragraph" style:parent-style-name="Text_20_body" style:list-style-name="L6"/>
    <style:style style:name="P24" style:family="paragraph" style:parent-style-name="Text_20_body" style:list-style-name="L6">
      <style:paragraph-properties fo:margin-top="0in" fo:margin-bottom="0in" style:contextual-spacing="false"/>
    </style:style>
    <style:style style:name="P25" style:family="paragraph" style:parent-style-name="Text_20_body" style:list-style-name="L7"/>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8"/>
    <style:style style:name="P28" style:family="paragraph" style:parent-style-name="Text_20_body" style:list-style-name="L8">
      <style:paragraph-properties fo:margin-top="0in" fo:margin-bottom="0in" style:contextual-spacing="false"/>
    </style:style>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9">
      <style:text-properties officeooo:paragraph-rsid="0004330b"/>
    </style:style>
    <style:style style:name="P32" style:family="paragraph" style:parent-style-name="Text_20_body" style:list-style-name="L10"/>
    <style:style style:name="P33" style:family="paragraph" style:parent-style-name="Text_20_body" style:list-style-name="L10">
      <style:paragraph-properties fo:margin-top="0in" fo:margin-bottom="0in" style:contextual-spacing="false"/>
    </style:style>
    <style:style style:name="P34" style:family="paragraph" style:parent-style-name="Text_20_body" style:list-style-name="L11"/>
    <style:style style:name="P35" style:family="paragraph" style:parent-style-name="Text_20_body" style:list-style-name="L11">
      <style:paragraph-properties fo:margin-top="0in" fo:margin-bottom="0in" style:contextual-spacing="false"/>
    </style:style>
    <style:style style:name="P36" style:family="paragraph" style:parent-style-name="Text_20_body" style:list-style-name="L12"/>
    <style:style style:name="P37" style:family="paragraph" style:parent-style-name="Text_20_body" style:list-style-name="L12">
      <style:paragraph-properties fo:margin-top="0in" fo:margin-bottom="0in" style:contextual-spacing="false"/>
    </style:style>
    <style:style style:name="P38" style:family="paragraph" style:parent-style-name="Text_20_body" style:list-style-name="L13"/>
    <style:style style:name="P39" style:family="paragraph" style:parent-style-name="Text_20_body" style:list-style-name="L13">
      <style:paragraph-properties fo:margin-top="0in" fo:margin-bottom="0in" style:contextual-spacing="false"/>
    </style:style>
    <style:style style:name="P40" style:family="paragraph" style:parent-style-name="Text_20_body" style:list-style-name="L14"/>
    <style:style style:name="P41" style:family="paragraph" style:parent-style-name="Text_20_body" style:list-style-name="L14">
      <style:paragraph-properties fo:margin-top="0in" fo:margin-bottom="0in" style:contextual-spacing="false"/>
    </style:style>
    <style:style style:name="P42" style:family="paragraph" style:parent-style-name="Text_20_body" style:list-style-name="L15"/>
    <style:style style:name="P43" style:family="paragraph" style:parent-style-name="Text_20_body" style:list-style-name="L15">
      <style:paragraph-properties fo:margin-top="0in" fo:margin-bottom="0in" style:contextual-spacing="false"/>
    </style:style>
    <style:style style:name="P44" style:family="paragraph" style:parent-style-name="Text_20_body" style:list-style-name="L16"/>
    <style:style style:name="P45" style:family="paragraph" style:parent-style-name="Text_20_body" style:list-style-name="L16">
      <style:paragraph-properties fo:margin-top="0in" fo:margin-bottom="0in" style:contextual-spacing="false"/>
    </style:style>
    <style:style style:name="P46" style:family="paragraph" style:parent-style-name="Text_20_body" style:list-style-name="L17"/>
    <style:style style:name="P47" style:family="paragraph" style:parent-style-name="Text_20_body" style:list-style-name="L17">
      <style:paragraph-properties fo:margin-top="0in" fo:margin-bottom="0in" style:contextual-spacing="false"/>
    </style:style>
    <style:style style:name="P48" style:family="paragraph" style:parent-style-name="Text_20_body" style:list-style-name="L18"/>
    <style:style style:name="P49" style:family="paragraph" style:parent-style-name="Text_20_body" style:list-style-name="L18">
      <style:paragraph-properties fo:margin-top="0in" fo:margin-bottom="0in" style:contextual-spacing="false"/>
    </style:style>
    <style:style style:name="P50" style:family="paragraph" style:parent-style-name="Text_20_body" style:list-style-name="L19"/>
    <style:style style:name="P51" style:family="paragraph" style:parent-style-name="Text_20_body" style:list-style-name="L19">
      <style:paragraph-properties fo:margin-top="0in" fo:margin-bottom="0in" style:contextual-spacing="false"/>
    </style:style>
    <style:style style:name="P52" style:family="paragraph" style:parent-style-name="Text_20_body" style:list-style-name="L20"/>
    <style:style style:name="P53" style:family="paragraph" style:parent-style-name="Text_20_body" style:list-style-name="L20">
      <style:paragraph-properties fo:margin-top="0in" fo:margin-bottom="0in" style:contextual-spacing="false"/>
    </style:style>
    <style:style style:name="P54" style:family="paragraph" style:parent-style-name="Text_20_body" style:list-style-name="L21"/>
    <style:style style:name="P55" style:family="paragraph" style:parent-style-name="Text_20_body" style:list-style-name="L21">
      <style:paragraph-properties fo:margin-top="0in" fo:margin-bottom="0in" style:contextual-spacing="false"/>
    </style:style>
    <style:style style:name="T1" style:family="text">
      <style:text-properties officeooo:rsid="0000f202"/>
    </style:style>
    <style:style style:name="T2" style:family="text">
      <style:text-properties officeooo:rsid="00037e76"/>
    </style:style>
    <style:style style:name="T3" style:family="text">
      <style:text-properties officeooo:rsid="0004330b"/>
    </style:style>
    <style:style style:name="T4" style:family="text">
      <style:text-properties fo:font-weight="normal" officeooo:rsid="00061170" style:font-weight-asian="normal" style:font-weight-complex="normal"/>
    </style:style>
    <style:style style:name="T5" style:family="text">
      <style:text-properties fo:font-weight="bold" officeooo:rsid="00061170" style:font-weight-asian="bold" style:font-weight-complex="bold"/>
    </style:style>
    <style:style style:name="T6" style:family="text">
      <style:text-properties fo:font-size="14pt" style:font-size-asian="14pt" style:font-size-complex="14pt"/>
    </style:style>
    <style:style style:name="T7" style:family="text">
      <style:text-properties fo:font-size="14pt" officeooo:rsid="00061170" style:font-size-asian="14pt" style:font-size-complex="14pt"/>
    </style:style>
    <style:style style:name="T8" style:family="text">
      <style:text-properties fo:font-size="14pt" fo:font-style="normal" style:text-underline-style="none" officeooo:rsid="0004330b" style:font-size-asian="14pt" style:font-style-asian="normal" style:font-size-complex="14pt" style:font-style-complex="normal"/>
    </style:style>
    <style:style style:name="T9" style:family="text">
      <style:text-properties fo:font-size="14pt" style:font-size-asian="12.25pt" style:font-size-complex="14pt"/>
    </style:style>
    <style:style style:name="T10" style:family="text">
      <style:text-properties fo:font-size="12pt" officeooo:rsid="00061170"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061170" style:font-size-asian="12pt" style:font-weight-asian="normal" style:font-size-complex="12pt" style:font-weight-complex="normal"/>
    </style:style>
    <style:style style:name="T13" style:family="text">
      <style:text-properties officeooo:rsid="00061170"/>
    </style:style>
    <style:style style:name="T14" style:family="text">
      <style:text-properties fo:font-size="24pt" officeooo:rsid="00061170" style:font-size-asian="21pt" style:font-size-complex="24pt"/>
    </style:style>
    <style:style style:name="T15" style:family="text">
      <style:text-properties fo:font-size="24pt" officeooo:rsid="00061170" style:font-size-asian="24pt" style:font-size-complex="24pt"/>
    </style:style>
    <style:style style:name="T16" style:family="text">
      <style:text-properties fo:language="bg" fo:country="BG"/>
    </style:style>
    <style:style style:name="T17" style:family="text">
      <style:text-properties fo:language="en" fo:country="US" officeooo:rsid="00061170"/>
    </style:style>
    <style:style style:name="T18" style:family="text">
      <style:text-properties officeooo:rsid="00099e0a"/>
    </style:style>
    <style:style style:name="fr1" style:family="graphic" style:parent-style-name="Formula">
      <style:graphic-properties style:vertical-pos="from-top" style:horizontal-pos="from-left" style:horizontal-rel="paragraph-content" fo:padding="0in" fo:border="none"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7"/></text:span></text:p>
      <text:p text:style-name="P9"><text:span text:style-name="Strong_20_Emphasis"><text:span text:style-name="T14">Intelligence fluidity </text:span></text:span></text:p>
      <text:p text:style-name="P9"><text:span text:style-name="Strong_20_Emphasis"><text:span text:style-name="T14">measurement</text:span></text:span></text:p>
      <text:p text:style-name="P9"><text:span text:style-name="Strong_20_Emphasis"><text:span text:style-name="T14">test</text:span></text:span></text:p>
      <text:p text:style-name="P9"><text:span text:style-name="Strong_20_Emphasis"><text:span text:style-name="T14"/></text:span></text:p>
      <text:p text:style-name="P9"><text:span text:style-name="Strong_20_Emphasis"><text:span text:style-name="T14"/></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P9"><text:soft-page-break/><text:span text:style-name="Strong_20_Emphasis"><text:span text:style-name="T15">Introduction</text:span></text:span></text:p>
      <text:p text:style-name="P9"><text:span text:style-name="Strong_20_Emphasis"><text:span text:style-name="T11">Welcome to the Fluid Intelligence Test—a unique tool designed to explore how you process information, where your comfort zones may hinder your cognitive flexibility, and how these dynamics reflect your use</text:span></text:span></text:p>
      <text:p text:style-name="P9"><text:span text:style-name="Strong_20_Emphasis"><text:span text:style-name="T11"><text:s/>of fluid intelligence </text:span></text:span></text:p>
      <text:p text:style-name="P9"><text:span text:style-name="Strong_20_Emphasis"><text:span text:style-name="T11">(the ability to think abstractly and solve novel problems </text:span></text:span><text:span text:style-name="Strong_20_Emphasis"><text:span text:style-name="T12">trough real time learning and adaptation</text:span></text:span><text:span text:style-name="Strong_20_Emphasis"><text:span text:style-name="T11">)</text:span></text:span></text:p>
      <text:p text:style-name="P9"><text:span text:style-name="Strong_20_Emphasis"><text:span text:style-name="T11"><text:s/>and crystallized intelligence </text:span></text:span></text:p>
      <text:p text:style-name="P9"><text:span text:style-name="Strong_20_Emphasis"><text:span text:style-name="T11">(knowledge and experience accumulated over time).</text:span></text:span></text:p>
      <text:p text:style-name="P8">This test is designed not just to measure your cognitive abilities, but to trigger a state of <text:span text:style-name="Strong_20_Emphasis">self-reflection</text:span>, offering you insights into the nuances of your thinking and how you approach challenges. It will help you understand the areas where your fluid intelligence is flourishing, and where mental barriers, such as ego or habitual thinking patterns, may be limiting your potential.<text:line-break/><text:span text:style-name="T13">Aspects such as creativity, problem solving and even our interpretations of something are connected to fluid intelligence and the way we use it.<text:line-break/>Believing that nobody should be locked away from their true mental potential, this test might be an effective solution to such ego blocks where people stop themselves from achieving full mental bonanza.</text:span></text:p>
      <text:p text:style-name="P8"/>
      <text:h text:style-name="P7" text:outline-level="4"><text:span text:style-name="Strong_20_Emphasis">Test Structure &amp; Scoring Formula</text:span></text:h>
      <text:p text:style-name="P9"><text:span text:style-name="Strong_20_Emphasis"><text:span text:style-name="T13">Warning<text:line-break/></text:span></text:span><text:span text:style-name="Strong_20_Emphasis"><text:span text:style-name="T4">In order for the test to be effective, you should try to follow its structure <text:s/>as much as possible.<text:line-break/></text:span></text:span></text:p>
      <text:p text:style-name="P8">The test consists of several stages, each focusing on a different aspect of cognitive processing. For each stage, you will be evaluated based on a set of criteria, and your score will reflect how well you meet those criteria. The final score is determined by summing your performance across all stages and calculating a <text:span text:style-name="Strong_20_Emphasis">Fluid Intelligence </text:span><text:span text:style-name="Strong_20_Emphasis"><text:span text:style-name="T18">Utilization </text:span></text:span><text:span text:style-name="Strong_20_Emphasis">Quotient (F</text:span><text:span text:style-name="Strong_20_Emphasis"><text:span text:style-name="T18">U</text:span></text:span><text:span text:style-name="Strong_20_Emphasis">IQ)</text:span> using the following formula:</text:p>
      <text:p text:style-name="P8">Fluid Intelligence <text:span text:style-name="T18">Utilization </text:span>Quotient (F<text:span text:style-name="T18">U</text:span>IQ) = <draw:frame draw:style-name="fr1" draw:name="Object1" text:anchor-type="as-char" svg:y="-0.2445in" svg:width="1.0681in" svg:height="0.3937in" draw:z-index="0"><draw:object xlink:href="./Object 1" xlink:type="simple" xlink:show="embed" xlink:actuate="onLoad"/><draw:image xlink:href="./ObjectReplacements/Object 1" xlink:type="simple" xlink:show="embed" xlink:actuate="onLoad"/></draw:frame></text:p>
      <text:h text:style-name="P7" text:outline-level="4"><text:span text:style-name="Strong_20_Emphasis">How Scores Reflect Fluid Intelligence</text:span></text:h>
      <text:p text:style-name="P8">Your FIQ will be presented on a scale from <text:span text:style-name="Strong_20_Emphasis">0 to 15</text:span>. The higher the quotient, the more you demonstrate the <text:span text:style-name="Strong_20_Emphasis">fluid intelligence</text:span> needed to adapt, think creatively, and solve unfamiliar problems. A score closer to <text:span text:style-name="Strong_20_Emphasis">15</text:span> indicates that you are utilizing fluid intelligence more effectively, while a lower score suggests a greater reliance on <text:span text:style-name="Strong_20_Emphasis">crystallized intelligence</text:span>—knowledge that may be well-learned but<text:span text:style-name="T16"> </text:span><text:span text:style-name="T17">you might struggle</text:span> <text:span text:style-name="T13">to</text:span> adapt <text:span text:style-name="T13">or utilize dynamically</text:span>.</text:p>
      <text:h text:style-name="P6" text:outline-level="3"><text:soft-page-break/><text:span text:style-name="Strong_20_Emphasis"/></text:h>
      <text:h text:style-name="P6" text:outline-level="3"><text:span text:style-name="Strong_20_Emphasis"/></text:h>
      <text:h text:style-name="P6" text:outline-level="3"><text:span text:style-name="Strong_20_Emphasis">The Purpose of the Test</text:span></text:h>
      <text:p text:style-name="P8">The core objective of this test is to offer a deeper understanding of your cognitive processing:</text:p>
      <text:list text:style-name="L1">
        <text:list-item>
          <text:p text:style-name="P11"><text:span text:style-name="Strong_20_Emphasis">How </text:span><text:span text:style-name="Strong_20_Emphasis"><text:span text:style-name="T13">Learn and Process information in real time</text:span></text:span><text:span text:style-name="Strong_20_Emphasis">:</text:span> This test explores the way you approach problems, make decisions, and synthesize information <text:span text:style-name="T13">by making you utilize data in real time</text:span>. </text:p>
        </text:list-item>
        <text:list-item>
          <text:p text:style-name="P11">It sheds light on whether you’re more inclined to stick with familiar solutions or whether you readily embrace new, creative approaches <text:span text:style-name="T13">as well as</text:span></text:p>
          <text:p text:style-name="P15">challenging you with a problem you can only solve utilizing your mind in real time rather than sticking with what you deem comfortable even tho it might be crude and innefective.</text:p>
        </text:list-item>
        <text:list-item>
          <text:p text:style-name="P12"><text:span text:style-name="Strong_20_Emphasis">Your Cognitive Comfort Zones and Blockages:</text:span> It will highlight where your comfort zones may be constraining your ability to think freely. These cognitive "blocks" often manifest in habitual thinking patterns, biases, or over-reliance on past knowledge, preventing you from adapting to new situations or challenges.</text:p>
        </text:list-item>
        <text:list-item>
          <text:p text:style-name="P12"><text:span text:style-name="Strong_20_Emphasis">Personal Growth and Self-Reflection:</text:span> The test is designed to trigger a reflective state, where you can learn more about yourself, the mental patterns you follow, and how you may unconsciously limit your cognitive potential. By recognizing where you might be hindering your own growth, you can improve how you approach challenges and develop new ways of thinking.</text:p>
        </text:list-item>
        <text:list-item>
          <text:p text:style-name="P12"><text:span text:style-name="Strong_20_Emphasis">Understanding Cognitive Strengths and Weaknesses:</text:span> Beyond just a measure of your fluid intelligence, the test will also reveal the strengths and weaknesses of your cognitive processing, helping you see where you might have untapped potential or areas for improvement. This can provide you with a more holistic understanding of how your current lifestyle, habits, and mindset influence your cognitive abilities.</text:p>
        </text:list-item>
      </text:list>
      <text:h text:style-name="P6" text:outline-level="3"><text:span text:style-name="Strong_20_Emphasis"/></text:h>
      <text:h text:style-name="P6" text:outline-level="3"><text:span text:style-name="Strong_20_Emphasis"/></text:h>
      <text:h text:style-name="P6" text:outline-level="3"><text:span text:style-name="Strong_20_Emphasis"/></text:h>
      <text:p text:style-name="P8"><text:span text:style-name="Strong_20_Emphasis"/></text:p>
      <text:p text:style-name="P8"><text:span text:style-name="Strong_20_Emphasis"/></text:p>
      <text:p text:style-name="P8"><text:span text:style-name="Strong_20_Emphasis"/></text:p>
      <text:h text:style-name="P6" text:outline-level="3"><text:soft-page-break/><text:span text:style-name="Strong_20_Emphasis"/></text:h>
      <text:h text:style-name="P6" text:outline-level="3"><text:span text:style-name="Strong_20_Emphasis">Stages of the Test</text:span></text:h>
      <text:p text:style-name="P8">The test is divided into multiple stages, each focusing on different cognitive dimensions such as creativity, problem-solving, pattern recognition, and solution optimization. Each stage is evaluated with specific criteria, and your score will reflect the extent to which you meet these criteria. At the end of the test, the scores from all stages will be combined to calculate your Fluid Intelligence Quotient (FIQ).</text:p>
      <text:h text:style-name="P7" text:outline-level="4"><text:span text:style-name="Strong_20_Emphasis">For Example:</text:span></text:h>
      <text:list text:style-name="L2">
        <text:list-item>
          <text:p text:style-name="P13"><text:span text:style-name="Strong_20_Emphasis">Stage 1: Creativity</text:span> <text:span text:style-name="T5">Analysis</text:span>– If you score a <text:span text:style-name="Strong_20_Emphasis">6</text:span>, it means you have shown a certain level of creativity in solving problems.</text:p>
        </text:list-item>
        <text:list-item>
          <text:p text:style-name="P14"><text:span text:style-name="Strong_20_Emphasis">Stage 2: </text:span><text:span text:style-name="Strong_20_Emphasis"><text:span text:style-name="T10">Communication ability and information conduction</text:span></text:span> – If you score an <text:span text:style-name="Strong_20_Emphasis">8</text:span>, this reflects your logical approach to <text:span text:style-name="T13">communicating</text:span> problems, <text:span text:style-name="T13">their properties and of course their solutions</text:span>.</text:p>
        </text:list-item>
      </text:list>
      <text:h text:style-name="P6" text:outline-level="3"><text:span text:style-name="Strong_20_Emphasis">Test Philosophy</text:span></text:h>
      <text:p text:style-name="P8">The goal of this test is not simply to assign a score, but to foster a deeper understanding of <text:span text:style-name="Strong_20_Emphasis">how you think</text:span>, <text:span text:style-name="Strong_20_Emphasis">how you grow</text:span>, and <text:span text:style-name="Strong_20_Emphasis">how your cognitive strengths and weaknesses</text:span> align with your day-to-day challenges. It’s an opportunity to examine the <text:span text:style-name="Strong_20_Emphasis">mental processing patterns</text:span> that guide your decisions and actions. By identifying areas where you might feel "stuck" or overly reliant on rigid thought patterns, you can open the door to <text:span text:style-name="Strong_20_Emphasis">personal development</text:span>, <text:span text:style-name="Strong_20_Emphasis">mental adaptability</text:span>, and <text:span text:style-name="Strong_20_Emphasis">improved decision-making</text:span>.</text:p>
      <text:p text:style-name="P9"><text:span text:style-name="Strong_20_Emphasis"><text:span text:style-name="T9"/></text:span></text:p>
      <text:p text:style-name="P9"/>
      <text:p text:style-name="Text_20_body"/>
      <text:p text:style-name="Text_20_body"/>
      <text:p text:style-name="Text_20_body"/>
      <text:p text:style-name="Text_20_body"/>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oft-page-break/><text:span text:style-name="Strong_20_Emphasis"><text:span text:style-name="T6">Stage 1: Creativity Analysis </text:span></text:span></text:p>
      <text:p text:style-name="P4"><text:span text:style-name="Strong_20_Emphasis"/></text:p>
      <text:p text:style-name="Text_20_body"><text:span text:style-name="Strong_20_Emphasis">Overview:</text:span> The user is provided with a real problem that includes both <text:span text:style-name="T2">indirectly</text:span> and directly presented gaps requiring creative solutions. The analysis focuses on t<text:span text:style-name="T2">he users solution and informational relapses such as crude frameworks, cognitive bias, and bruteforce trial-error approaches</text:span>. This stage highlights the user’s ability to process, metabolize, and create solutions in real-time while learning and adapting to the problem dynamically. Higher fluid intelligence corresponds to greater adaptability, predictive problem-solving, and the ability to address unforeseen issues. Lower fluid intelligence is marked by reliance on brute-force methods rooted in crystallized intelligence, often constrained by <text:span text:style-name="T2">established</text:span> frameworks, <text:span text:style-name="T1">methodologies or systems that the user has been utilizing rather than analyzing.</text:span></text:p>
      <text:p text:style-name="Text_20_body"><text:span text:style-name="Strong_20_Emphasis">Key Components:</text:span></text:p>
      <text:list text:style-name="L3">
        <text:list-item>
          <text:p text:style-name="P17"><text:span text:style-name="Strong_20_Emphasis">Creativity:</text:span> Generation of novel and effective solutions tailored to the problem <text:span text:style-name="T2">showing the users ability to process information from the ground.</text:span></text:p>
        </text:list-item>
        <text:list-item>
          <text:p text:style-name="P17"><text:span text:style-name="Strong_20_Emphasis">Adaptability:</text:span> Flexibility in modifying solutions based on evolving problem requirements. </text:p>
        </text:list-item>
        <text:list-item>
          <text:p text:style-name="P17"><text:span text:style-name="Strong_20_Emphasis">Extrapolation:</text:span> Ability to extend or reinterpret existing ideas into innovative solutions. </text:p>
        </text:list-item>
        <text:list-item>
          <text:p text:style-name="P16"><text:span text:style-name="Strong_20_Emphasis">Solution Synthesis:</text:span> Integration of multiple ideas into coherent, practical solutions, <text:span text:style-name="T2">coherent concepts or any other set that represents a dynamic methodology</text:span></text:p>
        </text:list-item>
      </text:list>
      <text:p text:style-name="P4"><text:span text:style-name="Strong_20_Emphasis"/></text:p>
      <text:p text:style-name="Text_20_body"><text:span text:style-name="Strong_20_Emphasis">Scoring Criteria (1 to 10):</text:span></text:p>
      <text:list text:style-name="L4">
        <text:list-item>
          <text:p text:style-name="P18"><text:span text:style-name="Strong_20_Emphasis">Minimal Creativity:</text:span></text:p>
          <text:list>
            <text:list-item>
              <text:p text:style-name="P19">User struggles significantly to generate independent ideas. </text:p>
            </text:list-item>
            <text:list-item>
              <text:p text:style-name="P19">Solutions are repetitive and rely on previously established patterns <text:span text:style-name="T2">while being utilized as well as lacking the aspect of comprehension</text:span></text:p>
            </text:list-item>
            <text:list-item>
              <text:p text:style-name="P20">Tendency to shut down potential progressions of the solution(Patching)</text:p>
            </text:list-item>
            <text:list-item>
              <text:p text:style-name="P19">Minimal adaptation or extrapolation is evident, and synthesis is absent. </text:p>
            </text:list-item>
          </text:list>
        </text:list-item>
        <text:list-item>
          <text:p text:style-name="P18"><text:span text:style-name="Strong_20_Emphasis">Limited Extrapolation:</text:span></text:p>
          <text:list>
            <text:list-item>
              <text:p text:style-name="P19">User demonstrates weak capacity for extending ideas beyond pre-existing frameworks. </text:p>
            </text:list-item>
            <text:list-item>
              <text:p text:style-name="P19">Solutions are narrow and show reluctance toward adaptation. </text:p>
            </text:list-item>
            <text:list-item>
              <text:p text:style-name="P19">Some attempts at synthesis occur, but these are crude and inconsistent. </text:p>
            </text:list-item>
          </text:list>
        </text:list-item>
        <text:list-item>
          <text:p text:style-name="P18"><text:span text:style-name="Strong_20_Emphasis">Tentative Adaptation:</text:span></text:p>
          <text:list>
            <text:list-item>
              <text:p text:style-name="P19">User introduces minor changes to existing ideas, often with hesitation. </text:p>
            </text:list-item>
            <text:list-item>
              <text:p text:style-name="P19">Adaptation and extrapolation are constrained by uncertainty and lack of confidence. </text:p>
            </text:list-item>
            <text:list-item>
              <text:p text:style-name="P19">Solutions show slight attempts at synthesis but lack depth and creativity. </text:p>
            </text:list-item>
          </text:list>
        </text:list-item>
        <text:list-item>
          <text:p text:style-name="P18"><text:span text:style-name="Strong_20_Emphasis">Playful Exploration:</text:span></text:p>
          <text:list>
            <text:list-item>
              <text:p text:style-name="P19">User begins to experiment with ideas, albeit in practical scenarios with real problem gaps. </text:p>
            </text:list-item>
            <text:list-item>
              <text:p text:style-name="P19">Creative processes generate new elements, but adaptation remains <text:span text:style-name="T2">forcefully</text:span> driven <text:span text:style-name="T2">due to circumstances in the environment that have no available solution present.</text:span></text:p>
            </text:list-item>
            <text:list-item>
              <text:p text:style-name="P19"><text:soft-page-break/>Solution synthesis starts to take form but is sporadic and lacks cohesion. </text:p>
            </text:list-item>
            <text:list-item>
              <text:p text:style-name="P20">User intenionaly tries to create extrapolative modules that they could use in order to generate elements that could be used in further solutions that are being generated.</text:p>
            </text:list-item>
          </text:list>
        </text:list-item>
        <text:list-item>
          <text:p text:style-name="P18"><text:span text:style-name="Strong_20_Emphasis">Emergent Creativity:</text:span></text:p>
          <text:list>
            <text:list-item>
              <text:p text:style-name="P19">User develops meaningful components for problem-solving but with overlaps from prior solutions. </text:p>
            </text:list-item>
            <text:list-item>
              <text:p text:style-name="P19">Extrapolation becomes more consistent, though adaptation is still cautious. </text:p>
            </text:list-item>
            <text:list-item>
              <text:p text:style-name="P19">Solutions demonstrate moderate synthesis but remain prone to inconsistency and hesitation. </text:p>
            </text:list-item>
          </text:list>
        </text:list-item>
        <text:list-item>
          <text:p text:style-name="P18"><text:span text:style-name="Strong_20_Emphasis">Moderately Innovative:</text:span></text:p>
          <text:list>
            <text:list-item>
              <text:p text:style-name="P19">User exhibits a balanced approach to generating novel solutions. </text:p>
            </text:list-item>
            <text:list-item>
              <text:p text:style-name="P19">Extrapolation is deliberate, and adaptation occurs without external pressure. </text:p>
            </text:list-item>
            <text:list-item>
              <text:p text:style-name="P19">Solution synthesis improves, with more coherent and practical results. </text:p>
            </text:list-item>
          </text:list>
        </text:list-item>
        <text:list-item>
          <text:p text:style-name="P18"><text:span text:style-name="Strong_20_Emphasis">Creative and Adaptive:</text:span></text:p>
          <text:list>
            <text:list-item>
              <text:p text:style-name="P19">Creativity becomes dynamic, and solutions are both novel and well-integrated. </text:p>
            </text:list-item>
            <text:list-item>
              <text:p text:style-name="P19">Extrapolation is natural and fluid, leading to adaptable solutions. </text:p>
            </text:list-item>
            <text:list-item>
              <text:p text:style-name="P19">Solution synthesis demonstrates consistency and foresight, addressing key problem aspects. </text:p>
            </text:list-item>
          </text:list>
        </text:list-item>
        <text:list-item>
          <text:p text:style-name="P18"><text:span text:style-name="Strong_20_Emphasis">Highly Creative:</text:span></text:p>
          <text:list>
            <text:list-item>
              <text:p text:style-name="P19">User consistently generates innovative and adaptable solutions. </text:p>
            </text:list-item>
            <text:list-item>
              <text:p text:style-name="P19">Extrapolation is seamless, with creative processes driving practical outcomes. </text:p>
            </text:list-item>
            <text:list-item>
              <text:p text:style-name="P19">Solution synthesis is robust, integrating diverse elements into comprehensive solutions. </text:p>
            </text:list-item>
          </text:list>
        </text:list-item>
        <text:list-item>
          <text:p text:style-name="P18"><text:span text:style-name="Strong_20_Emphasis">Exceptional Creativity:</text:span></text:p>
          <text:list>
            <text:list-item>
              <text:p text:style-name="P19">Solutions are consistently novel, dynamic, and effective. </text:p>
            </text:list-item>
            <text:list-item>
              <text:p text:style-name="P19">Extrapolation is intuitive, and adaptation is proactive and seamless. </text:p>
            </text:list-item>
            <text:list-item>
              <text:p text:style-name="P19">Solution synthesis reaches a high level of complexity and refinement. </text:p>
            </text:list-item>
          </text:list>
        </text:list-item>
        <text:list-item>
          <text:p text:style-name="P18"><text:span text:style-name="Strong_20_Emphasis">Masterful Innovation:</text:span></text:p>
        </text:list-item>
      </text:list>
      <text:list text:style-name="L5">
        <text:list-item>
          <text:p text:style-name="P22">User exhibits unparalleled creativity, adaptability, and extrapolation. </text:p>
        </text:list-item>
        <text:list-item>
          <text:p text:style-name="P22">Solutions are groundbreaking, fully addressing both current and unforeseen challenges. </text:p>
        </text:list-item>
        <text:list-item>
          <text:p text:style-name="P21">Solution synthesis is flawless, resulting in innovative and transformative outcomes.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text:soft-page-break/><text:span text:style-name="Strong_20_Emphasis"><text:span text:style-name="T6">Stage 2: </text:span></text:span><text:span text:style-name="Strong_20_Emphasis"><text:span text:style-name="T7">Communication ability and information conduction</text:span></text:span></text:p>
      <text:p text:style-name="P4"><text:span text:style-name="Strong_20_Emphasis"><text:span text:style-name="T6"/></text:span></text:p>
      <text:p text:style-name="Text_20_body"><text:span text:style-name="Strong_20_Emphasis">Overview:</text:span> The user’s ability to communicate the problem effectively to different audiences is analyzed. The user will explain the problem and the solutions generated in the previous stage to two control groups:</text:p>
      <text:list text:style-name="L6">
        <text:list-item>
          <text:p text:style-name="P23"><text:span text:style-name="Strong_20_Emphasis">Children:</text:span></text:p>
          <text:list>
            <text:list-item>
              <text:p text:style-name="P24">The user must use simple analogies, practical examples, and creative expressions to ensure comprehension. </text:p>
            </text:list-item>
          </text:list>
        </text:list-item>
        <text:list-item>
          <text:p text:style-name="P23"><text:span text:style-name="Strong_20_Emphasis">Adults:</text:span></text:p>
          <text:list>
            <text:list-item>
              <text:p text:style-name="P23">The user must adapt to a more advanced level of understanding, employing nuanced explanations, relevant examples, and contextually appropriate terminology. </text:p>
            </text:list-item>
          </text:list>
        </text:list-item>
      </text:list>
      <text:p text:style-name="Text_20_body">Additionally, the user must write a resume summarizing all critical information regarding the problem and its potential solution. This resume should be clear, concise, and accessible to a general audience. It will also be judged using the same criteria.</text:p>
      <text:p text:style-name="P4"><text:span text:style-name="Strong_20_Emphasis"/></text:p>
      <text:p text:style-name="Text_20_body"><text:span text:style-name="Strong_20_Emphasis">Scoring Criteria (1 to 10):</text:span></text:p>
      <text:list text:style-name="L7">
        <text:list-item>
          <text:p text:style-name="P25"><text:span text:style-name="Strong_20_Emphasis">Minimal Communication Ability:</text:span></text:p>
          <text:list>
            <text:list-item>
              <text:p text:style-name="P26">Inability to process internal wording and external verbal abstractions. </text:p>
            </text:list-item>
            <text:list-item>
              <text:p text:style-name="P26">Prefers static verbal constructs without exploring alternative terms or expressions. </text:p>
            </text:list-item>
            <text:list-item>
              <text:p text:style-name="P26">Lacks interest in expanding vocabulary or adapting communication style to the audience. </text:p>
            </text:list-item>
            <text:list-item>
              <text:p text:style-name="P26">Can only transcend an idea minimally with significant effort. </text:p>
            </text:list-item>
          </text:list>
        </text:list-item>
        <text:list-item>
          <text:p text:style-name="P25"><text:span text:style-name="Strong_20_Emphasis">Rigid Communication Style:</text:span></text:p>
          <text:list>
            <text:list-item>
              <text:p text:style-name="P26">Struggles to adapt terminology and communication methods to suit the audience. </text:p>
            </text:list-item>
            <text:list-item>
              <text:p text:style-name="P26">Limited ability to synthesize analogies or practical examples. </text:p>
            </text:list-item>
            <text:list-item>
              <text:p text:style-name="P26">Communication style is predominantly static with minimal dynamism. </text:p>
            </text:list-item>
            <text:list-item>
              <text:p text:style-name="P26">Shows slight awareness of the need for adaptability but resists change. </text:p>
            </text:list-item>
          </text:list>
        </text:list-item>
        <text:list-item>
          <text:p text:style-name="P25"><text:span text:style-name="Strong_20_Emphasis">Basic Verbal Adaptation:</text:span></text:p>
          <text:list>
            <text:list-item>
              <text:p text:style-name="P26">Demonstrates some effort to adjust language for clarity but remains overly reliant on predefined terms. </text:p>
            </text:list-item>
            <text:list-item>
              <text:p text:style-name="P26">Uses simple analogies or examples but lacks depth and relevance to the audience. </text:p>
            </text:list-item>
            <text:list-item>
              <text:p text:style-name="P26">Communication style begins to show slight dynamism, though rigid tendencies persist. </text:p>
            </text:list-item>
            <text:list-item>
              <text:p text:style-name="P26">Limited exploration of vocabulary and conceptual framing. </text:p>
            </text:list-item>
          </text:list>
        </text:list-item>
        <text:list-item>
          <text:p text:style-name="P25"><text:span text:style-name="Strong_20_Emphasis">Occasional Adaptability:</text:span></text:p>
          <text:list>
            <text:list-item>
              <text:p text:style-name="P26">Makes basic attempts at tailoring communication to the audience. </text:p>
            </text:list-item>
            <text:list-item>
              <text:p text:style-name="P26">Employs rudimentary analogies or examples that are moderately effective. </text:p>
            </text:list-item>
            <text:list-item>
              <text:p text:style-name="P26"><text:soft-page-break/>Communication shows a mix of static and dynamic elements, leaning toward improvement. </text:p>
            </text:list-item>
            <text:list-item>
              <text:p text:style-name="P26">Moderate interest in enhancing vocabulary and exploring new conceptual approaches. </text:p>
            </text:list-item>
          </text:list>
        </text:list-item>
        <text:list-item>
          <text:p text:style-name="P25"><text:span text:style-name="Strong_20_Emphasis">Moderately Effective Communication:</text:span></text:p>
          <text:list>
            <text:list-item>
              <text:p text:style-name="P26">Consistently attempts to adapt language and communication methods to the audience. </text:p>
            </text:list-item>
            <text:list-item>
              <text:p text:style-name="P26">Analogies and examples are clear and relevant but may lack creativity. </text:p>
            </text:list-item>
            <text:list-item>
              <text:p text:style-name="P26">Communication style demonstrates a balance between static and dynamic elements. </text:p>
            </text:list-item>
            <text:list-item>
              <text:p text:style-name="P26">Actively explores new terminology and conceptualizations to improve understanding. </text:p>
            </text:list-item>
          </text:list>
        </text:list-item>
        <text:list-item>
          <text:p text:style-name="P25"><text:span text:style-name="Strong_20_Emphasis">Adaptable and Engaging Communication:</text:span></text:p>
          <text:list>
            <text:list-item>
              <text:p text:style-name="P26">Regularly adjusts terminology and communication style based on audience needs. </text:p>
            </text:list-item>
            <text:list-item>
              <text:p text:style-name="P26">Creates relatable analogies and examples that effectively convey ideas. </text:p>
            </text:list-item>
            <text:list-item>
              <text:p text:style-name="P26">Communication style is dynamic, with minimal reliance on static constructs. </text:p>
            </text:list-item>
            <text:list-item>
              <text:p text:style-name="P26">Demonstrates ongoing effort to expand vocabulary and refine conceptual framing. </text:p>
            </text:list-item>
          </text:list>
        </text:list-item>
        <text:list-item>
          <text:p text:style-name="P25"><text:span text:style-name="Strong_20_Emphasis">Skilled Verbal Conductor:</text:span></text:p>
          <text:list>
            <text:list-item>
              <text:p text:style-name="P26">Adapts seamlessly to the audience’s level of understanding and needs. </text:p>
            </text:list-item>
            <text:list-item>
              <text:p text:style-name="P26">Generates creative and effective analogies and practical examples. </text:p>
            </text:list-item>
            <text:list-item>
              <text:p text:style-name="P26">Communication style is highly dynamic and flexible. </text:p>
            </text:list-item>
            <text:list-item>
              <text:p text:style-name="P26">Actively integrates new vocabulary and concepts to enhance clarity and engagement. </text:p>
            </text:list-item>
          </text:list>
        </text:list-item>
        <text:list-item>
          <text:p text:style-name="P25"><text:span text:style-name="Strong_20_Emphasis">Highly Effective Communicator:</text:span></text:p>
          <text:list>
            <text:list-item>
              <text:p text:style-name="P26">Consistently conveys complex ideas in simple, relatable terms. </text:p>
            </text:list-item>
            <text:list-item>
              <text:p text:style-name="P26">Uses innovative analogies and examples that resonate with diverse audiences. </text:p>
            </text:list-item>
            <text:list-item>
              <text:p text:style-name="P26">Communication is fluid, adaptive, and engaging. </text:p>
            </text:list-item>
            <text:list-item>
              <text:p text:style-name="P26">Exhibits mastery in conceptualizing and framing ideas dynamically. </text:p>
            </text:list-item>
          </text:list>
        </text:list-item>
        <text:list-item>
          <text:p text:style-name="P25"><text:span text:style-name="Strong_20_Emphasis">Exceptional Communication Ability:</text:span></text:p>
          <text:list>
            <text:list-item>
              <text:p text:style-name="P26">Communicates complex concepts with precision and creativity, tailored to the audience. </text:p>
            </text:list-item>
            <text:list-item>
              <text:p text:style-name="P26">Analogies and examples are innovative, impactful, and memorable. </text:p>
            </text:list-item>
            <text:list-item>
              <text:p text:style-name="P26">Fully dynamic communication style with no reliance on static elements. </text:p>
            </text:list-item>
            <text:list-item>
              <text:p text:style-name="P26">Demonstrates exceptional skill in vocabulary expansion and conceptual construction. </text:p>
            </text:list-item>
          </text:list>
        </text:list-item>
        <text:list-item>
          <text:p text:style-name="P25"><text:span text:style-name="Strong_20_Emphasis">Master Communicator:</text:span></text:p>
        </text:list-item>
      </text:list>
      <text:list text:style-name="L8">
        <text:list-item>
          <text:p text:style-name="P28">Effortlessly bridges gaps in understanding, regardless of audience diversity. </text:p>
        </text:list-item>
        <text:list-item>
          <text:p text:style-name="P28">Crafts groundbreaking analogies and examples that transform audience perspectives. </text:p>
        </text:list-item>
        <text:list-item>
          <text:p text:style-name="P28">Communication is a flawless blend of adaptability, engagement, and creativity. </text:p>
        </text:list-item>
        <text:list-item>
          <text:p text:style-name="P27">Sets a benchmark in conceptualization, vocabulary, and dynamic delivery. </text:p>
        </text:list-item>
      </text:list>
      <text:p text:style-name="P1"><text:span text:style-name="Strong_20_Emphasis"/></text:p>
      <text:p text:style-name="P1"><text:span text:style-name="Strong_20_Emphasis"/></text:p>
      <text:p text:style-name="P1"><text:span text:style-name="Strong_20_Emphasis"/></text:p>
      <text:p text:style-name="P1"><text:span text:style-name="Strong_20_Emphasis"/></text:p>
      <text:h text:style-name="P2" text:outline-level="3"><text:soft-page-break/><text:span text:style-name="Strong_20_Emphasis">Stage 3: Bridging</text:span></text:h>
      <text:p text:style-name="P4"><text:span text:style-name="Strong_20_Emphasis"/></text:p>
      <text:p text:style-name="Text_20_body"><text:span text:style-name="Strong_20_Emphasis">Overview:</text:span> At this stage, the user must bridge both directly and indirectly presented gaps in the problem by utilizing the preexisting data provided. This stage evaluates the user’s ability to identify and integrate missing elements while simultaneously monitoring their ability to interconnect and recognize patterns within the problem. By observing how they detect, align, and synthesize patterns and interconnections, we gain insight into their cognitive agility and ability to leverage fluid intelligence for mental gymnastics. This includes active collection and processing of data from previous steps to create mental objects and dynamically navigate the problem-solving process to fill gaps effectively.</text:p>
      <text:p text:style-name="Text_20_body">The focus is on how the user’s mental framework aligns, organizes, and synthesizes bridging points, while interconnections between steps are used to resolve ambiguities. Interconnection, in this context, involves the ability to process, find, learn, and gather clues, nodes, and other mental objects to fill the gaps within the problem. Active working memory, perspective-shifting, adaptive reasoning, and the integration of interconnected problem elements are critical components under evaluation.</text:p>
      <text:p text:style-name="Horizontal_20_Line"/>
      <text:p text:style-name="Text_20_body"><text:span text:style-name="Strong_20_Emphasis">Scoring Criteria (1 to 10):</text:span></text:p>
      <text:list text:style-name="L9">
        <text:list-item>
          <text:p text:style-name="P29"><text:span text:style-name="Strong_20_Emphasis">Minimal Bridging and Pattern Recognition:</text:span></text:p>
          <text:list>
            <text:list-item>
              <text:p text:style-name="P30">Struggles to identify gaps or patterns in the problem or data. </text:p>
            </text:list-item>
            <text:list-item>
              <text:p text:style-name="P30">Minimal organization of mental frameworks, leading to surface-level analysis. </text:p>
            </text:list-item>
            <text:list-item>
              <text:p text:style-name="P30">Lacks the ability to synthesize data or perform cognitive gymnastics. </text:p>
            </text:list-item>
            <text:list-item>
              <text:p text:style-name="P30">Interconnection is absent; no effort to collect or process clues to fill gaps. </text:p>
            </text:list-item>
          </text:list>
        </text:list-item>
        <text:list-item>
          <text:p text:style-name="P29"><text:span text:style-name="Strong_20_Emphasis">Basic Pattern Detection:</text:span></text:p>
          <text:list>
            <text:list-item>
              <text:p text:style-name="P30">Recognizes simple patterns but struggles to connect them to gaps in the problem. </text:p>
            </text:list-item>
            <text:list-item>
              <text:p text:style-name="P30">Attempts limited alignment of data with a loosely structured framework. </text:p>
            </text:list-item>
            <text:list-item>
              <text:p text:style-name="P30">Demonstrates basic mental agility but fails to fully integrate insights. </text:p>
            </text:list-item>
            <text:list-item>
              <text:p text:style-name="P30">Minimal interconnection; attempts to gather clues are superficial and lack depth. </text:p>
            </text:list-item>
          </text:list>
        </text:list-item>
        <text:list-item>
          <text:p text:style-name="P29"><text:span text:style-name="Strong_20_Emphasis">Emerging Recognition and Bridging:</text:span></text:p>
          <text:list>
            <text:list-item>
              <text:p text:style-name="P30">Begins to identify recurring patterns and inconsistencies. </text:p>
            </text:list-item>
            <text:list-item>
              <text:p text:style-name="P30">Shows some organization of mental frameworks but lacks fluid integration. </text:p>
            </text:list-item>
            <text:list-item>
              <text:p text:style-name="P30">Displays initial attempts at using cognitive flexibility to bridge gaps. </text:p>
            </text:list-item>
            <text:list-item>
              <text:p text:style-name="P30">Interconnection is emerging; identifies and gathers basic clues but struggles to form mental objects. </text:p>
            </text:list-item>
          </text:list>
        </text:list-item>
        <text:list-item>
          <text:p text:style-name="P29"><text:span text:style-name="Strong_20_Emphasis">Occasional Pattern Utilization:</text:span></text:p>
          <text:list>
            <text:list-item>
              <text:p text:style-name="P30">Recognizes and applies basic patterns to bridge gaps, though inconsistently. </text:p>
            </text:list-item>
            <text:list-item>
              <text:p text:style-name="P30">Demonstrates moderate alignment of data and ideas, with partial effectiveness. </text:p>
            </text:list-item>
            <text:list-item>
              <text:p text:style-name="P30">Shows early signs of fluid intelligence through simple mental gymnastics. </text:p>
            </text:list-item>
            <text:list-item>
              <text:p text:style-name="P30"><text:soft-page-break/>Interconnection is present but incomplete; gathers some clues and mental objects but inconsistently connects them. </text:p>
            </text:list-item>
          </text:list>
        </text:list-item>
        <text:list-item>
          <text:p text:style-name="P29"><text:span text:style-name="Strong_20_Emphasis">Moderate Bridging and Recognition:</text:span></text:p>
          <text:list>
            <text:list-item>
              <text:p text:style-name="P30">Identifies and leverages patterns to address gaps with satisfactory results. </text:p>
            </text:list-item>
            <text:list-item>
              <text:p text:style-name="P30">Organizes mental frameworks into a partially cohesive structure. </text:p>
            </text:list-item>
            <text:list-item>
              <text:p text:style-name="P30">Employs tracking of dynamic patterns and successfully tracks progression. </text:p>
            </text:list-item>
            <text:list-item>
              <text:p text:style-name="P30">Interconnection is developing; actively gathers clues and attempts to synthesize them into coherent nodes. </text:p>
            </text:list-item>
          </text:list>
        </text:list-item>
        <text:list-item>
          <text:p text:style-name="P29"><text:span text:style-name="Strong_20_Emphasis">Competent Pattern Recognition and Bridging:</text:span></text:p>
          <text:list>
            <text:list-item>
              <text:p text:style-name="P30">Consistently detects patterns and integrates them effectively to resolve gaps. </text:p>
            </text:list-item>
            <text:list-item>
              <text:p text:style-name="P30">Demonstrates well-organized mental frameworks with few inconsistencies. </text:p>
            </text:list-item>
            <text:list-item>
              <text:p text:style-name="P30">Employs cognitive flexibility and working memory effectively in problem-solving. </text:p>
            </text:list-item>
            <text:list-item>
              <text:p text:style-name="P30">Interconnection is strong; actively collects and synthesizes clues, forming functional mental objects to bridge gaps. </text:p>
            </text:list-item>
          </text:list>
        </text:list-item>
        <text:list-item>
          <text:p text:style-name="P29"><text:span text:style-name="Strong_20_Emphasis">Advanced Bridging and Pattern Utilization:</text:span></text:p>
          <text:list>
            <text:list-item>
              <text:p text:style-name="P30">Regularly identifies and resolves gaps through nuanced pattern recognition. </text:p>
            </text:list-item>
            <text:list-item>
              <text:p text:style-name="P30">Maintains a dynamic and aligned mental framework. </text:p>
            </text:list-item>
            <text:list-item>
              <text:p text:style-name="P30">Utilizes fluid intelligence effectively for mental gymnastics and adaptive reasoning. </text:p>
            </text:list-item>
            <text:list-item>
              <text:p text:style-name="P30">Interconnection is advanced; builds complex mental objects from clues and nodes, creating robust connections. </text:p>
            </text:list-item>
          </text:list>
        </text:list-item>
        <text:list-item>
          <text:p text:style-name="P29"><text:span text:style-name="Strong_20_Emphasis">Highly Effective Bridging and Recognition:</text:span></text:p>
          <text:list>
            <text:list-item>
              <text:p text:style-name="P30">Seamlessly identifies and applies complex patterns to resolve gaps with precision. </text:p>
            </text:list-item>
            <text:list-item>
              <text:p text:style-name="P30">Exhibits a deeply organized and adaptable mental framework. </text:p>
            </text:list-item>
            <text:list-item>
              <text:p text:style-name="P30">Demonstrates mastery of cognitive gymnastics and fluid problem-solving. </text:p>
            </text:list-item>
            <text:list-item>
              <text:p text:style-name="P30">Interconnection is highly effective; mental objects are cohesively formed and dynamically integrated into solutions. </text:p>
            </text:list-item>
          </text:list>
        </text:list-item>
        <text:list-item>
          <text:p text:style-name="P29"><text:span text:style-name="Strong_20_Emphasis">Exceptional Bridging and Cognitive Agility:</text:span></text:p>
          <text:list>
            <text:list-item>
              <text:p text:style-name="P30">Detects and bridges intricate or hidden patterns in the problem effortlessly. </text:p>
            </text:list-item>
            <text:list-item>
              <text:p text:style-name="P30">Aligns and synthesizes mental frameworks with exceptional clarity and precision. </text:p>
            </text:list-item>
            <text:list-item>
              <text:p text:style-name="P30">Utilizes advanced fluid intelligence for transformative insights and adaptability. </text:p>
            </text:list-item>
            <text:list-item>
              <text:p text:style-name="P30">Interconnection is exceptional; synthesizes data into advanced mental objects, connecting disparate clues into groundbreaking solutions. </text:p>
            </text:list-item>
          </text:list>
        </text:list-item>
        <text:list-item>
          <text:p text:style-name="P29"><text:span text:style-name="Strong_20_Emphasis">Masterful Bridging and Pattern Recognition:</text:span></text:p>
          <text:list>
            <text:list-item>
              <text:p text:style-name="P30">Effortlessly bridges gaps using advanced pattern recognition and mental agility. </text:p>
            </text:list-item>
            <text:list-item>
              <text:p text:style-name="P30">Organizes and aligns mental frameworks into a flawlessly cohesive structure. </text:p>
            </text:list-item>
            <text:list-item>
              <text:p text:style-name="P30">Sets a benchmark in fluid intelligence, seamlessly integrating data into groundbreaking solutions. </text:p>
            </text:list-item>
            <text:list-item>
              <text:p text:style-name="P31">Exemplifies mastery of interconnection; constructs and navigates intricate mental objects with unparalleled precision and adaptability. </text:p>
            </text:list-item>
          </text:list>
        </text:list-item>
      </text:list>
      <text:h text:style-name="P2" text:outline-level="3"><text:soft-page-break/><text:span text:style-name="Strong_20_Emphasis">Stage 4: Deduction and Solution Synthesis</text:span></text:h>
      <text:p text:style-name="P4"><text:span text:style-name="Strong_20_Emphasis"/></text:p>
      <text:p text:style-name="P5"><text:span text:style-name="Strong_20_Emphasis">Overview:</text:span> This stage evaluates the test-taker's ability to refine, adapt, and <text:span text:style-name="T3">optimize</text:span> generated in s<text:span text:style-name="T3">tage 1 solutions</text:span>. The focus is on the identification and removal of ineffective or redundant <text:span text:style-name="T3">components</text:span>, merging methodologies into cohesive frameworks, and recognizing and mitigating personal biases. Additionally, it assesses the ability to manipulate and experiment with data to optimize <text:span text:style-name="T3">such mental objects</text:span>.</text:p>
      <text:p text:style-name="P5"><text:s/>The emphasis is on measuring the depth of analysis, cohesiveness, and the creativity applied to refine the solution.</text:p>
      <text:p text:style-name="Text_20_body">The stage emphasizes measurable attributes such as:</text:p>
      <text:list text:style-name="L10">
        <text:list-item>
          <text:p text:style-name="P33"><text:span text:style-name="Strong_20_Emphasis">Precision in Filtering:</text:span> The ability to effectively identify and remove ineffective or redundant solutions.</text:p>
        </text:list-item>
        <text:list-item>
          <text:p text:style-name="P33"><text:span text:style-name="Strong_20_Emphasis">Cohesion in Merging:</text:span> The skill to integrate different methodologies into a seamless, logical, and effective framework.</text:p>
        </text:list-item>
        <text:list-item>
          <text:p text:style-name="P33"><text:span text:style-name="Strong_20_Emphasis">Bias Awareness:</text:span> The capacity to recognize, analyze, and address cognitive biases that may influence decision-making.</text:p>
        </text:list-item>
        <text:list-item>
          <text:p text:style-name="P32"><text:span text:style-name="Strong_20_Emphasis">Constructive Data Play:</text:span> The creativity and adaptability shown in experimenting with data to refine and optimize the solution.</text:p>
        </text:list-item>
      </text:list>
      <text:p text:style-name="P4"><text:span text:style-name="Strong_20_Emphasis"/></text:p>
      <text:h text:style-name="Heading_20_3" text:outline-level="3">Scoring Criteria (1 to 10):</text:h>
      <text:h text:style-name="Heading_20_4" text:outline-level="4">1. Minimal Deduction and Synthesis:</text:h>
      <text:list text:style-name="L11">
        <text:list-item>
          <text:p text:style-name="P35"><text:span text:style-name="Strong_20_Emphasis">Filtering:</text:span> Struggles to identify ineffective or redundant solutions. Solutions remain fragmented, and relevant elements are often overlooked or misjudged.</text:p>
        </text:list-item>
        <text:list-item>
          <text:p text:style-name="P35"><text:span text:style-name="Strong_20_Emphasis">Merging:</text:span> Cannot integrate different methodologies meaningfully; the output lacks logical cohesion, and the framework remains incomplete.</text:p>
        </text:list-item>
        <text:list-item>
          <text:p text:style-name="P35"><text:span text:style-name="Strong_20_Emphasis">Bias Awareness:</text:span> No significant recognition of personal biases; decisions are heavily influenced by unchecked assumptions or cognitive biases that prevent meaningful refinement.</text:p>
        </text:list-item>
        <text:list-item>
          <text:p text:style-name="P34"><text:span text:style-name="Strong_20_Emphasis">Data Play:</text:span> Minimal engagement with data beyond initial interpretation, with little to no meaningful experimentation or improvement in solutions.</text:p>
        </text:list-item>
      </text:list>
      <text:h text:style-name="Heading_20_4" text:outline-level="4">2. Basic Refinement Skills:</text:h>
      <text:list text:style-name="L12">
        <text:list-item>
          <text:p text:style-name="P37"><text:span text:style-name="Strong_20_Emphasis">Filtering:</text:span> Identifies and removes a few ineffective solutions, but still retains some irrelevant or redundant elements.</text:p>
        </text:list-item>
        <text:list-item>
          <text:p text:style-name="P37"><text:span text:style-name="Strong_20_Emphasis">Merging:</text:span> Attempts to combine methodologies, but the integration lacks smoothness, with noticeable gaps and inconsistencies.</text:p>
        </text:list-item>
        <text:list-item>
          <text:p text:style-name="P37"><text:span text:style-name="Strong_20_Emphasis">Bias Awareness:</text:span> Acknowledges basic biases but does not take significant action to address them or reduce their influence on the decision-making process.</text:p>
        </text:list-item>
        <text:list-item>
          <text:p text:style-name="P36"><text:soft-page-break/><text:span text:style-name="Strong_20_Emphasis">Data Play:</text:span> Experiments with data but the results lead to minor or inconsequential refinements, without substantial improvement in the final solution.</text:p>
        </text:list-item>
      </text:list>
      <text:h text:style-name="Heading_20_4" text:outline-level="4">3. Emerging Constructivism:</text:h>
      <text:list text:style-name="L13">
        <text:list-item>
          <text:p text:style-name="P39"><text:span text:style-name="Strong_20_Emphasis">Filtering:</text:span> Removes some ineffective solutions, but struggles with identifying the most crucial elements to discard, often retaining irrelevant information.</text:p>
        </text:list-item>
        <text:list-item>
          <text:p text:style-name="P39"><text:span text:style-name="Strong_20_Emphasis">Merging:</text:span> Begins to integrate methodologies, but still exhibits fragmentation and redundancy within the framework.</text:p>
        </text:list-item>
        <text:list-item>
          <text:p text:style-name="P39"><text:span text:style-name="Strong_20_Emphasis">Bias Awareness:</text:span> Recognizes a few biases, but struggles to mitigate their impact on the solution.</text:p>
        </text:list-item>
        <text:list-item>
          <text:p text:style-name="P38"><text:span text:style-name="Strong_20_Emphasis">Data Play:</text:span> Shows occasional experimentation with data, resulting in small incremental refinements, but lacking transformative adjustments to the solution.</text:p>
        </text:list-item>
      </text:list>
      <text:h text:style-name="Heading_20_4" text:outline-level="4">4. Occasional Deduction and Playfulness:</text:h>
      <text:list text:style-name="L14">
        <text:list-item>
          <text:p text:style-name="P41"><text:span text:style-name="Strong_20_Emphasis">Filtering:</text:span> Successfully removes some redundant solutions, with an occasional but inconsistent focus on the most effective elements.</text:p>
        </text:list-item>
        <text:list-item>
          <text:p text:style-name="P41"><text:span text:style-name="Strong_20_Emphasis">Merging:</text:span> Displays a growing ability to integrate methodologies, though gaps and inconsistencies still persist in the final framework.</text:p>
        </text:list-item>
        <text:list-item>
          <text:p text:style-name="P41"><text:span text:style-name="Strong_20_Emphasis">Bias Awareness:</text:span> Recognizes some surface-level biases and begins to address them in a methodical way, but may miss subtler influences.</text:p>
        </text:list-item>
        <text:list-item>
          <text:p text:style-name="P40"><text:span text:style-name="Strong_20_Emphasis">Data Play:</text:span> Engages with data experimentally on occasion, yielding modest improvements, but the experimentation lacks strategic depth or consistent application.</text:p>
        </text:list-item>
      </text:list>
      <text:h text:style-name="Heading_20_4" text:outline-level="4">5. Moderate Synthesis and Adaptation:</text:h>
      <text:list text:style-name="L15">
        <text:list-item>
          <text:p text:style-name="P43"><text:span text:style-name="Strong_20_Emphasis">Filtering:</text:span> Removes ineffective solutions with some consistency, though a few elements remain unaddressed.</text:p>
        </text:list-item>
        <text:list-item>
          <text:p text:style-name="P43"><text:span text:style-name="Strong_20_Emphasis">Merging:</text:span> Combines methodologies with moderate logical flow, integrating most elements effectively but still leaving room for refinement.</text:p>
        </text:list-item>
        <text:list-item>
          <text:p text:style-name="P43"><text:span text:style-name="Strong_20_Emphasis">Bias Awareness:</text:span> Identifies and counters several biases effectively, making adjustments where necessary but with some inconsistency.</text:p>
        </text:list-item>
        <text:list-item>
          <text:p text:style-name="P42"><text:span text:style-name="Strong_20_Emphasis">Data Play:</text:span> Experimentation with data is systematic, producing measurable improvements and demonstrating confidence in refining solutions.</text:p>
        </text:list-item>
      </text:list>
      <text:h text:style-name="Heading_20_4" text:outline-level="4">6. Competent Deduction and Refinement:</text:h>
      <text:list text:style-name="L16">
        <text:list-item>
          <text:p text:style-name="P45"><text:span text:style-name="Strong_20_Emphasis">Filtering:</text:span> Effectively identifies and removes the majority of ineffective or redundant solutions, showing clear decision-making in the refinement process.</text:p>
        </text:list-item>
        <text:list-item>
          <text:p text:style-name="P45"><text:span text:style-name="Strong_20_Emphasis">Merging:</text:span> Creates a logically sound framework, integrating diverse methodologies with consistency and minimal gaps.</text:p>
        </text:list-item>
        <text:list-item>
          <text:p text:style-name="P45"><text:span text:style-name="Strong_20_Emphasis">Bias Awareness:</text:span> Recognizes and addresses most biases systematically, ensuring that the solution is not unduly influenced by personal assumptions.</text:p>
        </text:list-item>
        <text:list-item>
          <text:p text:style-name="P44"><text:span text:style-name="Strong_20_Emphasis">Data Play:</text:span> Engages with data in a creative and structured way, leading to significant and impactful improvements in the solution.</text:p>
        </text:list-item>
      </text:list>
      <text:h text:style-name="Heading_20_4" text:outline-level="4"><text:soft-page-break/>7. Advanced Synthesis and Innovation:</text:h>
      <text:list text:style-name="L17">
        <text:list-item>
          <text:p text:style-name="P47"><text:span text:style-name="Strong_20_Emphasis">Filtering:</text:span> Demonstrates precise filtering, effectively identifying and eliminating irrelevant solutions while maintaining focus on the core elements.</text:p>
        </text:list-item>
        <text:list-item>
          <text:p text:style-name="P47"><text:span text:style-name="Strong_20_Emphasis">Merging:</text:span> Seamlessly integrates diverse methodologies into a cohesive and comprehensive framework with a high degree of logical coherence.</text:p>
        </text:list-item>
        <text:list-item>
          <text:p text:style-name="P47"><text:span text:style-name="Strong_20_Emphasis">Bias Awareness:</text:span> Detects and addresses complex and subtle biases, employing advanced strategies to neutralize their impact on the final solution.</text:p>
        </text:list-item>
        <text:list-item>
          <text:p text:style-name="P46"><text:span text:style-name="Strong_20_Emphasis">Data Play:</text:span> Innovates with data, experimenting in dynamic ways to produce novel and significant refinements, enhancing the overall solution.</text:p>
        </text:list-item>
      </text:list>
      <text:h text:style-name="Heading_20_4" text:outline-level="4">8. Highly Effective Refinement and Adaptation:</text:h>
      <text:list text:style-name="L18">
        <text:list-item>
          <text:p text:style-name="P49"><text:span text:style-name="Strong_20_Emphasis">Filtering:</text:span> Effectively eliminates most irrelevant or redundant solutions with exceptional precision, maintaining clarity and focus on the most valuable elements.</text:p>
        </text:list-item>
        <text:list-item>
          <text:p text:style-name="P49"><text:span text:style-name="Strong_20_Emphasis">Merging:</text:span> Produces transformative frameworks, combining methodologies in innovative ways that enhance the overall quality of the solution.</text:p>
        </text:list-item>
        <text:list-item>
          <text:p text:style-name="P49"><text:span text:style-name="Strong_20_Emphasis">Bias Awareness:</text:span> Identifies deep-rooted biases and neutralizes them systematically, ensuring that the solution is impartial and fully refined.</text:p>
        </text:list-item>
        <text:list-item>
          <text:p text:style-name="P48"><text:span text:style-name="Strong_20_Emphasis">Data Play:</text:span> Applies highly creative and strategic data experimentation, leading to groundbreaking solutions that significantly improve the overall result.</text:p>
        </text:list-item>
      </text:list>
      <text:h text:style-name="Heading_20_4" text:outline-level="4">9. Exceptional Deduction and Synthesis:</text:h>
      <text:list text:style-name="L19">
        <text:list-item>
          <text:p text:style-name="P51"><text:span text:style-name="Strong_20_Emphasis">Filtering:</text:span> Demonstrates near-perfect accuracy in filtering out ineffective solutions, leaving behind a highly focused, refined solution.</text:p>
        </text:list-item>
        <text:list-item>
          <text:p text:style-name="P51"><text:span text:style-name="Strong_20_Emphasis">Merging:</text:span> Crafts elegant, innovative methodologies, integrating diverse elements with outstanding coherence and logical flow.</text:p>
        </text:list-item>
        <text:list-item>
          <text:p text:style-name="P51"><text:span text:style-name="Strong_20_Emphasis">Bias Awareness:</text:span> Identifies even latent biases and addresses them with exceptional precision, ensuring the solution is unbiased and optimized.</text:p>
        </text:list-item>
        <text:list-item>
          <text:p text:style-name="P50"><text:span text:style-name="Strong_20_Emphasis">Data Play:</text:span> Masterfully manipulates data, leading to transformative refinements that elevate the solution to a new level of sophistication.</text:p>
        </text:list-item>
      </text:list>
      <text:h text:style-name="Heading_20_4" text:outline-level="4">10. Masterful Solution Refinement and Synthesis:</text:h>
      <text:list text:style-name="L20">
        <text:list-item>
          <text:p text:style-name="P53"><text:span text:style-name="Strong_20_Emphasis">Filtering:</text:span> Achieves near-total accuracy in identifying and removing redundant or ineffective solutions, leaving a refined and focused outcome.</text:p>
        </text:list-item>
        <text:list-item>
          <text:p text:style-name="P53"><text:span text:style-name="Strong_20_Emphasis">Merging:</text:span> Develops groundbreaking frameworks that seamlessly integrate methodologies, resulting in a solution of unparalleled coherence and innovation.</text:p>
        </text:list-item>
        <text:list-item>
          <text:p text:style-name="P53"><text:span text:style-name="Strong_20_Emphasis">Bias Awareness:</text:span> Consistently identifies and resolves biases at every level, ensuring that the final solution is fully objective and refined.</text:p>
        </text:list-item>
        <text:list-item>
          <text:p text:style-name="P52"><text:span text:style-name="Strong_20_Emphasis">Data Play:</text:span> Sets a benchmark for creative and strategic data experimentation, yielding visionary solutions that redefine the problem-solving process.</text:p>
        </text:list-item>
      </text:list>
      <text:p text:style-name="P1"/>
      <text:h text:style-name="P3" text:outline-level="3"><text:soft-page-break/><text:span text:style-name="Strong_20_Emphasis"><text:span text:style-name="T8">Stage 5: Optimization and Refinement</text:span></text:span></text:h>
      <text:p text:style-name="Horizontal_20_Line"/>
      <text:p text:style-name="Text_20_body"><text:span text:style-name="Strong_20_Emphasis">Overview:</text:span><text:line-break/>In this stage, the user is tasked with refining the solutions, methodologies, patterns, and overall mental constructs synthesized in Stage 4. The emphasis is on enhancing the final solution by addressing logical inconsistencies, optimizing structure, and ensuring accessibility, coherence, and applicability. However, in cases where the user's approach leads to an effective resolution with reduced practicality, the focus will shift toward analyzing the effectiveness of problem resolution rather than the practical feasibility.</text:p>
      <text:p text:style-name="Text_20_body">Unlike Stage 4, which focuses on generating a functional and feasible solution framework through data play and pattern exploration, Stage 5 centers on polishing and finalizing these outputs for deployment. This stage evaluates the user’s capacity for systematic refinement, their ability to translate initial deductions into a cohesive, well-structured conclusion, and their adaptability in balancing effectiveness and practicality as needed.</text:p>
      <text:p text:style-name="P4"><text:span text:style-name="Strong_20_Emphasis"/></text:p>
      <text:h text:style-name="P3" text:outline-level="3">Scoring Criteria (1 to 10):</text:h>
      <text:list text:style-name="L21">
        <text:list-item>
          <text:p text:style-name="P54"><text:span text:style-name="Strong_20_Emphasis">Minimal Refinement and Conceptualization:</text:span></text:p>
          <text:list>
            <text:list-item>
              <text:p text:style-name="P55">User demonstrates little to no ability to resolve logical inconsistencies or enhance the structure.</text:p>
            </text:list-item>
            <text:list-item>
              <text:p text:style-name="P55">Conceptualization is absent; the user cannot form a coherent mental model of the solution.</text:p>
            </text:list-item>
            <text:list-item>
              <text:p text:style-name="P55">Conclusions lack clarity, logical flow, or effective problem resolution.</text:p>
            </text:list-item>
          </text:list>
        </text:list-item>
        <text:list-item>
          <text:p text:style-name="P54"><text:span text:style-name="Strong_20_Emphasis">Basic Adjustment with Limited Conceptualization:</text:span></text:p>
          <text:list>
            <text:list-item>
              <text:p text:style-name="P55">User attempts minor corrections but overlooks significant logical flaws.</text:p>
            </text:list-item>
            <text:list-item>
              <text:p text:style-name="P55">Conceptualization is weak, with scattered or superficial mental constructs.</text:p>
            </text:list-item>
            <text:list-item>
              <text:p text:style-name="P55">Conclusions show limited coherence and fail to effectively address the problem.</text:p>
            </text:list-item>
          </text:list>
        </text:list-item>
        <text:list-item>
          <text:p text:style-name="P54"><text:span text:style-name="Strong_20_Emphasis">Tentative Refinement and Conceptualization:</text:span></text:p>
          <text:list>
            <text:list-item>
              <text:p text:style-name="P55">User identifies some inconsistencies but struggles to resolve them systematically.</text:p>
            </text:list-item>
            <text:list-item>
              <text:p text:style-name="P55">Conceptualization is inconsistent, showing fragmented mental representations.</text:p>
            </text:list-item>
            <text:list-item>
              <text:p text:style-name="P55">Conclusions provide partial problem resolution but lack depth and clarity.</text:p>
            </text:list-item>
          </text:list>
        </text:list-item>
        <text:list-item>
          <text:p text:style-name="P54"><text:span text:style-name="Strong_20_Emphasis">Initial Optimization and Conceptualization:</text:span></text:p>
          <text:list>
            <text:list-item>
              <text:p text:style-name="P55">User begins to resolve logical inconsistencies and improve structure with moderate success.</text:p>
            </text:list-item>
            <text:list-item>
              <text:p text:style-name="P55">Conceptualization shows a basic but incomplete mental visualization of the solution.</text:p>
            </text:list-item>
            <text:list-item>
              <text:p text:style-name="P55">Conclusions demonstrate some coherence but remain overly simplistic or lacking robustness.</text:p>
            </text:list-item>
          </text:list>
        </text:list-item>
        <text:list-item>
          <text:p text:style-name="P54"><text:span text:style-name="Strong_20_Emphasis">Moderate Refinement and Conceptualization:</text:span></text:p>
          <text:list>
            <text:list-item>
              <text:p text:style-name="P55">User resolves most inconsistencies and shows a growing ability to optimize solutions.</text:p>
            </text:list-item>
            <text:list-item>
              <text:p text:style-name="P55"><text:soft-page-break/>Conceptualization improves, revealing a coherent but rudimentary metaphorical "blueprint."</text:p>
            </text:list-item>
            <text:list-item>
              <text:p text:style-name="P55">Conclusions effectively address the problem but leave room for significant refinement.</text:p>
            </text:list-item>
          </text:list>
        </text:list-item>
        <text:list-item>
          <text:p text:style-name="P54"><text:span text:style-name="Strong_20_Emphasis">Competent Refinement and Conceptualization:</text:span></text:p>
          <text:list>
            <text:list-item>
              <text:p text:style-name="P55">User resolves inconsistencies effectively and applies systematic thinking to optimization.</text:p>
            </text:list-item>
            <text:list-item>
              <text:p text:style-name="P55">Conceptualization forms a detailed mental representation, though it may lack full depth.</text:p>
            </text:list-item>
            <text:list-item>
              <text:p text:style-name="P55">Conclusions demonstrate effective problem resolution, with logical structure and clarity.</text:p>
            </text:list-item>
          </text:list>
        </text:list-item>
        <text:list-item>
          <text:p text:style-name="P54"><text:span text:style-name="Strong_20_Emphasis">Advanced Optimization and Conceptualization:</text:span></text:p>
          <text:list>
            <text:list-item>
              <text:p text:style-name="P55">User systematically resolves inconsistencies and creates well-structured, refined solutions.</text:p>
            </text:list-item>
            <text:list-item>
              <text:p text:style-name="P55">Conceptualization produces a detailed and interconnected mental visualization of the solution.</text:p>
            </text:list-item>
            <text:list-item>
              <text:p text:style-name="P55">Conclusions effectively address the problem, with minimal logical gaps and high cohesion.</text:p>
            </text:list-item>
          </text:list>
        </text:list-item>
        <text:list-item>
          <text:p text:style-name="P54"><text:span text:style-name="Strong_20_Emphasis">Highly Refined Output with Strong Conceptualization:</text:span></text:p>
          <text:list>
            <text:list-item>
              <text:p text:style-name="P55">User demonstrates strong systematic thinking, addressing even subtle inconsistencies.</text:p>
            </text:list-item>
            <text:list-item>
              <text:p text:style-name="P55">Conceptualization integrates a vivid and holistic mental blueprint of the solution.</text:p>
            </text:list-item>
            <text:list-item>
              <text:p text:style-name="P55">Conclusions are logically robust and show clear resolution of the problem, with creative depth.</text:p>
            </text:list-item>
          </text:list>
        </text:list-item>
        <text:list-item>
          <text:p text:style-name="P54"><text:span text:style-name="Strong_20_Emphasis">Exceptional Refinement and Conceptualization:</text:span></text:p>
          <text:list>
            <text:list-item>
              <text:p text:style-name="P55">User resolves inconsistencies with exceptional precision and insight.</text:p>
            </text:list-item>
            <text:list-item>
              <text:p text:style-name="P55">Conceptualization reflects a comprehensive and insightful metaphorical model of the solution.</text:p>
            </text:list-item>
            <text:list-item>
              <text:p text:style-name="P55">Conclusions exhibit mastery in problem resolution, with depth and adaptability.</text:p>
            </text:list-item>
          </text:list>
        </text:list-item>
        <text:list-item>
          <text:p text:style-name="P54"><text:span text:style-name="Strong_20_Emphasis">Masterful Optimization and Conceptualization:</text:span></text:p>
          <text:list>
            <text:list-item>
              <text:p text:style-name="P55">User achieves unparalleled refinement, resolving all inconsistencies seamlessly.</text:p>
            </text:list-item>
            <text:list-item>
              <text:p text:style-name="P55">Conceptualization forms an intricate and vivid mental model that fully encapsulates the solution.</text:p>
            </text:list-item>
            <text:list-item>
              <text:p text:style-name="P54">Conclusions are exemplary, demonstrating flawless logical structure and unmatched problem resolution.</text:p>
            </text:list-item>
          </text:list>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1T20:36:56.917000000</meta:creation-date>
    <dc:date>2025-01-04T19:41:22.886000000</dc:date>
    <meta:editing-duration>P1DT8M30S</meta:editing-duration>
    <meta:editing-cycles>6</meta:editing-cycles>
    <meta:generator>LibreOffice/7.6.4.1$Windows_X86_64 LibreOffice_project/e19e193f88cd6c0525a17fb7a176ed8e6a3e2aa1</meta:generator>
    <meta:document-statistic meta:table-count="0" meta:image-count="0" meta:object-count="1" meta:page-count="15" meta:paragraph-count="296" meta:word-count="4219" meta:character-count="29969" meta:non-whitespace-character-count="26165"/>
  </office:meta>
</office:document-meta>
</file>

<file path=Object 1/content.xml><?xml version="1.0" encoding="utf-8"?>
<math xmlns="http://www.w3.org/1998/Math/MathML" display="block">
  <semantics>
    <mrow>
      <mfrac>
        <mrow>
          <mi mathvariant="italic">total</mi>
          <mi mathvariant="italic">points</mi>
        </mrow>
        <mn>50</mn>
      </mfrac>
      <mo stretchy="false">∗</mo>
      <mn>15</mn>
    </mrow>
    <annotation encoding="StarMath 5.0">{total points} over {50}  * 15 </annotation>
  </semantics>
</math>
</file>